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7" table:number-columns-repeated="16380"/>
        </table:table-row>
        <table:table-row table:style-name="ro2" table:number-rows-repeated="1048475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00/00/00</text:date>, <text:time style:data-style-name="N2" text:time-value="17:15:58.55449112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8-14T17:17:26.958713252</dc:date>
    <meta:editing-duration>PT15H40M3S</meta:editing-duration>
    <meta:editing-cycles>214</meta:editing-cycles>
    <meta:document-statistic meta:table-count="1" meta:cell-count="400" meta:object-count="0"/>
  </office:meta>
</office:document-meta>
</file>